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style:font-name-asian="Times New Roman"/>
    </style:style>
    <style:style style:name="P3" style:family="paragraph" style:parent-style-name="Standard">
      <style:text-properties style:font-name="Times New Roman" style:font-name-asian="Times New Roman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language-asian="ja" style:country-asian="JP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/14-Bit Pseude Instructions for MPASM</text:p>
      <text:p text:style-name="Standard"><text:tab/><text:tab/>f : file reg, <text:s text:c="2"/>d=w[0] | f[1]</text:p>
      <text:p text:style-name="Standard">ADDCF<text:tab/> <text:s text:c="2"/>f, d<text:tab/>;Add Carry to File</text:p>
      <text:p text:style-name="Standard"><text:tab/><text:span text:style-name="T5">BTFSC<text:tab/>STATUS, C</text:span></text:p>
      <text:p text:style-name="P4"><text:tab/>INCF<text:tab/><text:tab/>f, d</text:p>
      <text:p text:style-name="Standard">ADDDCF <text:s text:c="9"/>f, d<text:tab/>;Add Digit Carry to File</text:p>
      <text:p text:style-name="Standard"><text:tab/>BTFSC<text:tab/>STATUS, DC</text:p>
      <text:p text:style-name="Standard"><text:tab/>INCF<text:tab/><text:tab/>f, d</text:p>
      <text:p text:style-name="Standard">B <text:s text:c="11"/>k<text:tab/>;Branch</text:p>
      <text:p text:style-name="Standard"><text:tab/>GOTO<text:tab/><text:tab/>K</text:p>
      <text:p text:style-name="Standard">BC <text:s text:c="8"/>k<text:tab/>;Branch on Carry <text:s text:c="29"/></text:p>
      <text:p text:style-name="Standard"><text:tab/>BTFSC<text:tab/>STATUS, C</text:p>
      <text:p text:style-name="Standard"><text:tab/>GOTO<text:tab/><text:tab/>K</text:p>
      <text:p text:style-name="Standard">BDC <text:s text:c="5"/>k<text:tab/>;Branch on Digit Carry <text:s text:c="20"/></text:p>
      <text:p text:style-name="Standard"><text:tab/>BTFSC<text:tab/>STATUS, DC</text:p>
      <text:p text:style-name="Standard"><text:tab/>GOTO<text:tab/><text:tab/>K</text:p>
      <text:p text:style-name="Standard">BNC <text:s text:c="5"/>k<text:tab/>;Branch on No Carry <text:s text:c="23"/></text:p>
      <text:p text:style-name="Standard"><text:tab/>BTFSS<text:tab/><text:tab/>STATUS, C</text:p>
      <text:p text:style-name="Standard"><text:tab/>GOTO<text:tab/><text:tab/>K</text:p>
      <text:p text:style-name="Standard">BNDC <text:s text:c="2"/>k<text:tab/>;Branch on No Digit Carry <text:s text:c="14"/></text:p>
      <text:p text:style-name="Standard"><text:tab/>BTFSS<text:tab/><text:tab/>STATUS, DC</text:p>
      <text:p text:style-name="Standard"><text:tab/>GOTO<text:tab/><text:tab/>K</text:p>
      <text:p text:style-name="Standard">BNZ <text:s text:c="5"/>k<text:tab/>;Branch on No Zero <text:s text:c="25"/></text:p>
      <text:p text:style-name="Standard"><text:tab/>BTFSS<text:tab/><text:tab/>STATUS, Z</text:p>
      <text:p text:style-name="Standard"><text:tab/>GOTO<text:tab/><text:tab/>K</text:p>
      <text:p text:style-name="Standard">BZ <text:s text:c="8"/>k<text:tab/>;Branch on Zero <text:s text:c="31"/></text:p>
      <text:p text:style-name="Standard"><text:tab/>BTFSS<text:tab/><text:tab/>STATUS, Z</text:p>
      <text:p text:style-name="P2"><text:tab/>GOTO<text:tab/><text:tab/>K</text:p>
      <text:p text:style-name="P2">BNEG <text:s text:c="6"/>K<text:tab/>;branch on negative<text:tab/><text:tab/><text:span text:style-name="T3">堀野</text:span></text:p>
      <text:p text:style-name="P2"><text:tab/>BNC<text:tab/><text:tab/>K</text:p>
      <text:p text:style-name="P2">BNNEG <text:s text:c="3"/>K <text:s text:c="2"/>;branch on non-negative<text:tab/><text:span text:style-name="T3">堀野</text:span></text:p>
      <text:p text:style-name="P2"><text:tab/>BC<text:tab/><text:tab/>K</text:p>
      <text:p text:style-name="P2">BPLS <text:s text:c="4"/><text:span text:style-name="T3"><text:s text:c="3"/></text:span>K <text:s text:c="2"/>;branch on plus<text:tab/><text:tab/><text:span text:style-name="T3">堀野</text:span></text:p>
      <text:p text:style-name="P2"><text:tab/>SKPNPLUS</text:p>
      <text:p text:style-name="P2"><text:tab/>GOTO<text:tab/><text:tab/>K</text:p>
      <text:p text:style-name="P2">BNPLS <text:s text:c="4"/>K <text:s text:c="2"/>;branch on non-plus<text:tab/><text:tab/><text:span text:style-name="T3">堀野</text:span></text:p>
      <text:p text:style-name="P2"><text:tab/>SKPPLS</text:p>
      <text:p text:style-name="P2"><text:tab/>GOTO<text:tab/><text:tab/>K</text:p>
      <text:p text:style-name="Standard">CLRC <text:s text:c="12"/>;Clear Carry <text:s text:c="15"/>[BCF <text:s/>Status, C]</text:p>
      <text:p text:style-name="Standard">CLRDC <text:s text:c="9"/>;Clear Digit Carry <text:s text:c="6"/>[BCF <text:s/>Status, DC] <text:s text:c="21"/></text:p>
      <text:p text:style-name="Standard">CLRZ <text:s text:c="12"/>;Clear Zero <text:s text:c="17"/>[BCF <text:s/>Status,Z] <text:s text:c="22"/></text:p>
      <text:p text:style-name="Standard"/>
      <text:p text:style-name="Standard">SETC <text:s text:c="13"/>;Set Carry <text:s text:c="18"/>[BSF <text:s/>Status, C]</text:p>
      <text:p text:style-name="Standard">SETDC <text:s text:c="10"/>;Set Digit Carry <text:s text:c="9"/>[BSF <text:s/>Status, DC]</text:p>
      <text:p text:style-name="Standard">SETZ <text:s text:c="13"/>;Set Zero <text:s text:c="20"/>[BSF <text:s/>Status, Z]</text:p>
      <text:p text:style-name="Standard"/>
      <text:p text:style-name="Standard">LCALL <text:s text:c="4"/>k <text:s text:c="3"/>;long call <text:s text:c="42"/></text:p>
      <text:p text:style-name="Standard">LGOTO <text:s text:c="3"/>k <text:s text:c="3"/>;long goto</text:p>
      <text:p text:style-name="Standard"/>
      <text:p text:style-name="Standard">MOVFW <text:s text:c="4"/>F<text:tab/>;Move File to Wreg<text:tab/>[movf<text:tab/>f, w]</text:p>
      <text:p text:style-name="Standard"><text:soft-page-break/></text:p>
      <text:p text:style-name="Standard">NEGF <text:s text:c="4"/>f, d <text:s text:c="2"/>;Negate File</text:p>
      <text:p text:style-name="Standard"><text:tab/><text:tab/>COMF <text:tab/> f, f</text:p>
      <text:p text:style-name="Standard"><text:tab/><text:tab/> INCF<text:tab/><text:tab/> f, d</text:p>
      <text:p text:style-name="Standard"/>
      <text:p text:style-name="Standard">SKPC <text:s text:c="15"/>;Skip on Carry <text:s text:c="16"/>[BTFSS <text:s text:c="2"/>Status, C]</text:p>
      <text:p text:style-name="Standard">SKPDC <text:s text:c="12"/>;Skip on Digit Carry <text:s text:c="7"/>[BTFSS <text:s text:c="2"/>Status,DC]</text:p>
      <text:p text:style-name="Standard">SKPNC <text:s text:c="12"/>;Skip on No Carry <text:s text:c="10"/>[BTFSC <text:s text:c="2"/>Status, C]</text:p>
      <text:p text:style-name="Standard">SKPNDC <text:s text:c="9"/>;Skip on No Digit Carry <text:s/>[BTFSC <text:s text:c="2"/>Status,DC]</text:p>
      <text:p text:style-name="Standard">SKPNZ <text:s text:c="12"/>;Skip on No Zero <text:s text:c="12"/>[BTFSC <text:s text:c="2"/>Status, Z]</text:p>
      <text:p text:style-name="Standard">SKPZ <text:s text:c="15"/>;Skip on Zero <text:s text:c="18"/>[BTFSS <text:s text:c="2"/>Status, Z]</text:p>
      <text:p text:style-name="P2">SKPNEG <text:s text:c="8"/>;skip on negative<text:tab/><text:tab/>[BTFSC<text:tab/>Status, C]<text:tab/><text:span text:style-name="T3">堀野</text:span></text:p>
      <text:p text:style-name="P2">SKPNNEG <text:s text:c="5"/>;skip on non-negative<text:tab/>[BTFSS<text:tab/>Status, C]<text:tab/><text:span text:style-name="T3">堀野</text:span></text:p>
      <text:p text:style-name="P2">SKPPLS <text:s text:c="9"/>;skip on plus<text:tab/><text:tab/><text:tab/><text:span text:style-name="T3">堀野</text:span></text:p>
      <text:p text:style-name="P2"><text:tab/>BTFSS<text:tab/><text:tab/>STATUS, C</text:p>
      <text:p text:style-name="P2"><text:tab/>GOTO<text:tab/><text:tab/>$+2</text:p>
      <text:p text:style-name="P2"><text:tab/>BTFSC<text:tab/>STATUS, Z<text:tab/></text:p>
      <text:p text:style-name="P2">SKPNPLS <text:s text:c="6"/>;skip on non-plus<text:tab/><text:tab/><text:span text:style-name="T3">堀野</text:span></text:p>
      <text:p text:style-name="P2"><text:tab/>BTFSC<text:tab/>STATUS, C</text:p>
      <text:p text:style-name="P2"><text:tab/>BTFSC<text:tab/>STATUS, Z</text:p>
      <text:p text:style-name="P2"><text:tab/>GOTO<text:tab/><text:tab/>$+2</text:p>
      <text:p text:style-name="Standard">SUBCF <text:s text:c="5"/>f, d <text:s/>;Substruct Carry from File</text:p>
      <text:p text:style-name="Standard"><text:tab/>BTFSC<text:tab/>STATUS, C</text:p>
      <text:p text:style-name="Standard"><text:tab/>DECF<text:tab/><text:tab/>f, d</text:p>
      <text:p text:style-name="Standard">SUBDCF <text:s text:c="2"/>f, d <text:s/>;Substruct Digit Carry from File</text:p>
      <text:p text:style-name="Standard"><text:tab/>BTFSC<text:tab/>STATUS, DC</text:p>
      <text:p text:style-name="Standard"><text:tab/>DECF<text:tab/><text:tab/>f, d</text:p>
      <text:p text:style-name="Standard">TSTF <text:s text:c="8"/>f <text:s text:c="6"/>;Test File <text:s text:c="20"/>[movf <text:s text:c="3"/>f, F]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  <number:time-style style:name="N40">
      <number:hours/>
      <number:text>:</number:text>
      <number:minutes number:style="long"/>
    </number:time-style>
    <number:date-style style:name="N108">
      <number:year/>
      <number:text>年</number:text>
      <number:month/>
      <number:text>月</number:text>
      <number:day/>
      <number:text>日（</number:text>
      <number:day-of-week number:calendar="gengou"/>
      <number:text>）</number:text>
    </number:date-style>
  </office:automatic-styles>
  <office:master-styles>
    <style:master-page style:name="Standard" style:page-layout-name="Mpm1">
      <style:header>
        <text:p text:style-name="Header"><text:span text:style-name="MT1"><text:file-name text:display="name-and-extension">PseudoInstruction.odt</text:file-name></text:span><text:span text:style-name="MT1"> </text:span><text:s text:c="3"/><text:span text:style-name="MT2"><text:date style:data-style-name="N108" text:date-value="2009-09-08T17:05:53.72">09年9月8日（火）</text:date></text:span><text:span text:style-name="MT2"> </text:span><text:span text:style-name="MT2"><text:time style:data-style-name="N40" text:time-value="2009-05-29T15:21:24.22" text:fixed="true">15:21</text:time></text:span> <text:s text:c="68"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orikatsu Horino</meta:initial-creator>
    <meta:creation-date>2009-05-18T09:06:57.03</meta:creation-date>
    <dc:date>2009-09-08T17:05:53.67</dc:date>
    <dc:creator>Morikatsu Horino</dc:creator>
    <meta:editing-duration>PT01H46M39S</meta:editing-duration>
    <meta:editing-cycles>10</meta:editing-cycles>
    <meta:generator>OpenOffice.org/3.1$Win32 OpenOffice.org_project/310m11$Build-9399</meta:generator>
    <meta:printed-by>Morikatsu Horino</meta:printed-by>
    <meta:print-date>2009-05-29T15:23:53.94</meta:print-date>
    <meta:document-statistic meta:table-count="0" meta:image-count="0" meta:object-count="0" meta:page-count="2" meta:paragraph-count="74" meta:word-count="338" meta:character-count="2487"/>
  </office:meta>
</office:document-meta>
</file>